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C0000006A68D2778A.png" manifest:media-type="image/png"/>
  <manifest:file-entry manifest:full-path="Pictures/1000000100000715000001A05E8FA7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8986in" fo:margin-left="0.0035in" fo:margin-top="0in" fo:margin-bottom="0in" table:align="left" style:writing-mode="lr-tb"/>
    </style:style>
    <style:style style:name="Table1.A" style:family="table-column">
      <style:table-column-properties style:column-width="2.949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8986in" fo:margin-left="0.0035in" fo:margin-top="0in" fo:margin-bottom="0in" table:align="left" style:writing-mode="lr-tb"/>
    </style:style>
    <style:style style:name="Table2.A" style:family="table-column">
      <style:table-column-properties style:column-width="5.8986in"/>
    </style:style>
    <style:style style:name="Table2.1" style:family="table-row">
      <style:table-row-properties style:min-row-height="0.8854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8986in" fo:margin-left="0.0035in" fo:margin-top="0in" fo:margin-bottom="0in" table:align="left" style:writing-mode="lr-tb"/>
    </style:style>
    <style:style style:name="Table3.A" style:family="table-column">
      <style:table-column-properties style:column-width="5.8986in"/>
    </style:style>
    <style:style style:name="Table3.1" style:family="table-row">
      <style:table-row-properties style:min-row-height="0.4479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8986in" fo:margin-left="0.0035in" fo:margin-top="0in" fo:margin-bottom="0in" table:align="left" style:writing-mode="lr-tb"/>
    </style:style>
    <style:style style:name="Table4.A" style:family="table-column">
      <style:table-column-properties style:column-width="5.89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8986in" fo:margin-left="0.0035in" fo:margin-top="0in" fo:margin-bottom="0in" table:align="left" style:writing-mode="lr-tb"/>
    </style:style>
    <style:style style:name="Table5.A" style:family="table-column">
      <style:table-column-properties style:column-width="5.898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8986in" fo:margin-left="0.0035in" fo:margin-top="0in" fo:margin-bottom="0in" table:align="left" style:writing-mode="lr-tb"/>
    </style:style>
    <style:style style:name="Table6.A" style:family="table-column">
      <style:table-column-properties style:column-width="5.8986in"/>
    </style:style>
    <style:style style:name="Table6.1" style:family="table-row">
      <style:table-row-properties style:min-row-height="1.9479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8986in" fo:margin-left="0.0035in" fo:margin-top="0in" fo:margin-bottom="0in" table:align="left" style:writing-mode="lr-tb"/>
    </style:style>
    <style:style style:name="Table7.A" style:family="table-column">
      <style:table-column-properties style:column-width="5.89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1cc45c" officeooo:paragraph-rsid="00236e2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1f06ba" officeooo:paragraph-rsid="00236e2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0fdaf" officeooo:paragraph-rsid="00236e2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1db3d" officeooo:paragraph-rsid="00236e2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weight="normal" officeooo:rsid="001f06ba" officeooo:paragraph-rsid="00236e25" style:letter-kerning="true" style:font-name-asian="Aptos1" style:font-size-asian="11pt" style:language-asian="en" style:country-asian="US" style:font-weight-asian="normal" style:font-name-complex="Times New Roman" style:font-size-complex="11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
      <style:paragraph-properties fo:margin-top="0.25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
      <style:paragraph-properties fo:margin-top="0.111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
      <style:paragraph-properties fo:margin-top="0.111in" fo:margin-bottom="0.0555in" style:contextual-spacing="false" fo:line-height="108%" fo:text-align="center" style:justify-single-word="false" fo:keep-together="always" fo:hyphenation-ladder-count="no-limit" fo:keep-with-next="always" style:vertical-align="auto"/>
      <style:text-properties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111in" style:contextual-spacing="false" fo:line-height="108%" fo:hyphenation-ladder-count="no-limit" style:vertical-align="auto"/>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111in" style:contextual-spacing="false" fo:line-height="108%"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111in" style:contextual-spacing="false" fo:line-height="108%" fo:text-align="center" style:justify-single-word="false" fo:hyphenation-ladder-count="no-limit" style:vertical-align="auto"/>
      <style:text-properties style:font-name="Aptos" fo:font-size="11pt"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paragraph-rsid="00280c3f"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1db3d" officeooo:paragraph-rsid="00245cac"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1db3d" officeooo:paragraph-rsid="00236e25"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6068a" officeooo:paragraph-rsid="0026068a"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officeooo:rsid="00262269" officeooo:paragraph-rsid="00262269"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text-align="start" style:justify-single-word="false" fo:orphans="2" fo:widows="2" fo:hyphenation-ladder-count="no-limit" style:vertical-align="auto"/>
      <style:text-properties style:font-name="Aptos" fo:font-size="11pt" fo:language="es" fo:country="ES"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111in" style:contextual-spacing="false" fo:line-height="108%" fo:hyphenation-ladder-count="no-limit" style:vertical-align="auto"/>
      <style:text-properties style:font-name="Aptos" fo:font-size="11pt" style:text-underline-style="solid" style:text-underline-width="auto" style:text-underline-color="font-color" style:letter-kerning="true" style:font-name-asian="Aptos1" style:font-size-asian="11pt" style:language-asian="en" style:country-asian="US" style:font-name-complex="Times New Roman"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111in" style:contextual-spacing="false" fo:line-height="108%" fo:hyphenation-ladder-count="no-limit" style:vertical-align="auto"/>
      <style:text-properties style:font-name="Aptos" fo:font-size="11pt"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fo:hyphenate="true" fo:hyphenation-remain-char-count="2" fo:hyphenation-push-char-count="2" loext:hyphenation-no-caps="false" loext:hyphenation-no-last-word="false" loext:hyphenation-word-char-count="5" loext:hyphenation-zone="no-limit"/>
    </style:style>
    <style:style style:name="T1" style:family="text">
      <style:text-properties fo:color="#0f4761" loext:opacity="100%" style:font-name="Aptos Display" fo:font-size="20pt" style:letter-kerning="true" style:font-name-asian="Times New Roman" style:font-size-asian="20pt" style:language-asian="en" style:country-asian="US" style:font-name-complex="Times New Roman" style:font-size-complex="20pt" style:language-complex="ar" style:country-complex="SA"/>
    </style:style>
    <style:style style:name="T2" style:family="text">
      <style:text-properties fo:color="#0f4761" loext:opacity="100%" style:font-name="Aptos Display" fo:font-size="16pt" style:letter-kerning="true" style:font-name-asian="Times New Roman" style:font-size-asian="16pt" style:language-asian="en" style:country-asian="US" style:font-name-complex="Times New Roman" style:font-size-complex="16pt" style:language-complex="ar" style:country-complex="SA"/>
    </style:style>
    <style:style style:name="T3" style:family="text">
      <style:text-properties fo:color="#0f4761" loext:opacity="100%" style:font-name="Aptos" fo:font-size="14pt" style:letter-kerning="true" style:font-name-asian="Times New Roman" style:font-size-asian="14pt" style:language-asian="en" style:country-asian="US" style:font-name-complex="Times New Roman" style:font-size-complex="14pt" style:language-complex="ar" style:country-complex="SA"/>
    </style:style>
    <style:style style:name="T4" style:family="text">
      <style:text-properties style:font-name="Aptos" fo:font-size="11pt" style:letter-kerning="true" style:font-name-asian="Aptos1" style:font-size-asian="11pt" style:language-asian="en" style:country-asian="US" style:font-name-complex="Times New Roman" style:font-size-complex="11pt" style:language-complex="ar" style:country-complex="SA"/>
    </style:style>
    <style:style style:name="T5" style:family="text">
      <style:text-properties style:font-name="Aptos" fo:font-size="11pt" style:text-underline-style="solid" style:text-underline-width="auto" style:text-underline-color="font-color" style:letter-kerning="true" style:font-name-asian="Aptos1" style:font-size-asian="11pt" style:language-asian="en" style:country-asian="US" style:font-name-complex="Times New Roman" style:font-size-complex="11pt" style:language-complex="ar" style:country-complex="SA"/>
    </style:style>
    <style:style style:name="T6" style:family="text">
      <style:text-properties style:font-name="Aptos" fo:font-size="11pt" fo:font-weight="bold" style:letter-kerning="true" style:font-name-asian="Aptos1" style:font-size-asian="11pt" style:language-asian="en" style:country-asian="US" style:font-weight-asian="bold" style:font-name-complex="Times New Roman" style:font-size-complex="11pt" style:language-complex="ar" style:country-complex="SA"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cc45c" style:font-weight-asian="normal" style:font-weight-complex="normal"/>
    </style:style>
    <style:style style:name="T10" style:family="text">
      <style:text-properties fo:font-weight="normal" officeooo:rsid="0020fdaf" style:font-weight-asian="normal" style:font-weight-complex="normal"/>
    </style:style>
    <style:style style:name="T11" style:family="text">
      <style:text-properties fo:font-weight="normal" officeooo:rsid="00262269" style:font-weight-asian="normal" style:font-weight-complex="normal"/>
    </style:style>
    <style:style style:name="T12" style:family="text">
      <style:text-properties officeooo:rsid="001f06ba"/>
    </style:style>
    <style:style style:name="T13" style:family="text">
      <style:text-properties officeooo:rsid="0021db3d"/>
    </style:style>
    <style:style style:name="T14" style:family="text">
      <style:text-properties fo:font-style="normal" style:font-style-asian="normal" style:font-style-complex="normal"/>
    </style:style>
    <style:style style:name="T15" style:family="text">
      <style:text-properties officeooo:rsid="0023a074"/>
    </style:style>
    <style:style style:name="T16" style:family="text">
      <style:text-properties officeooo:rsid="00245cac"/>
    </style:style>
    <style:style style:name="T17" style:family="text">
      <style:text-properties officeooo:rsid="00262269"/>
    </style:style>
    <style:style style:name="T18" style:family="text">
      <style:text-properties officeooo:rsid="00280c3f"/>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loext:marker-style-name="T1"><text:span text:style-name="T1">Inteligencia Artificial <text:line-break/>Curso 2024-25</text:span><text:span text:style-name="T1"/></text:h>
      <text:p text:style-name="P11" loext:marker-style-name="T4"/>
      <text:h text:style-name="P8" text:outline-level="2" loext:marker-style-name="T2"><text:span text:style-name="T2">Práctica 1: Sistemas inteligentes en mundo abierto</text:span><text:span text:style-name="T2"/></text:h>
      <text:p text:style-name="P12" loext:marker-style-name="T4"/>
      <text:h text:style-name="P8" text:outline-level="3" loext:marker-style-name="T3"><text:span text:style-name="T3">Cuestionario sobre el ejercicio 1: Aprendizaje automático para análisis de conductas.</text:span><text:span text:style-name="T3"/></text:h>
      <table:table table:name="Table1" table:style-name="Table1">
        <table:table-column table:style-name="Table1.A" table:number-columns-repeated="2"/>
        <table:table-row table:style-name="Table1.1">
          <table:table-cell table:style-name="Table1.A1" office:value-type="string">
            <text:p text:style-name="P1" loext:marker-style-name="T7"><text:span text:style-name="T7">Apellidos: </text:span><text:span text:style-name="T9">Hidalgo Herrera</text:span></text:p>
            <text:p text:style-name="P19" loext:marker-style-name="T7"/>
          </table:table-cell>
          <table:table-cell table:style-name="Table1.A1" office:value-type="string">
            <text:p text:style-name="P1" loext:marker-style-name="T7"><text:span text:style-name="T7">Nombre: </text:span><text:span text:style-name="T9">Lucas </text:span></text:p>
            <text:p text:style-name="P19" loext:marker-style-name="T7"/>
          </table:table-cell>
        </table:table-row>
        <table:table-row table:style-name="Table1.1">
          <table:table-cell table:style-name="Table1.A1" office:value-type="string">
            <text:p text:style-name="P1" loext:marker-style-name="T7"><text:span text:style-name="T7">Grupo de prácticas: </text:span><text:span text:style-name="T9">2</text:span></text:p>
            <text:p text:style-name="P19" loext:marker-style-name="T7"/>
          </table:table-cell>
          <table:table-cell table:style-name="Table1.A1" office:value-type="string">
            <text:p text:style-name="P1"/>
          </table:table-cell>
        </table:table-row>
      </table:table>
      <text:p text:style-name="P11" loext:marker-style-name="T4"/>
      <text:p text:style-name="P10" loext:marker-style-name="T4"><text:span text:style-name="T4">Realiza las tareas que se indican en el documento sobre el Ejercicio 1 de la Práctica 1 y responde a estas preguntas de manera breve</text:span><text:span text:style-name="T4"/></text:p>
      <text:p text:style-name="P20" loext:marker-style-name="T5"/>
      <text:p text:style-name="P10" loext:marker-style-name="T6"><text:span text:style-name="T6">Adaptación a nuevas situaciones o situaciones no previstas.</text:span><text:span text:style-name="T6"/></text:p>
      <text:p text:style-name="P10" loext:marker-style-name="T4"><text:span text:style-name="T4">Piensa qué sería para el modelo aprendido una situación nueva o no prevista y descríbela.</text:span><text:span text:style-name="T4"/></text:p>
      <table:table table:name="Table2" table:style-name="Table2">
        <table:table-column table:style-name="Table2.A"/>
        <table:table-row table:style-name="Table2.1">
          <table:table-cell table:style-name="Table2.A1" office:value-type="string">
            <text:p text:style-name="P2">Es claro que cualquier situación que no esté relacionada con el reconocimiento de textos sería algo nuevo para el modelo. </text:p>
            <text:p text:style-name="P2">No obstante, si nos centramos en situaciones <text:span text:style-name="T12">más relacionadas con el problema; probablemente, tenga dificultades en tratar frases que incluyan ambas posibles respuestas.</text:span></text:p>
          </table:table-cell>
        </table:table-row>
      </table:table>
      <text:p text:style-name="P11" loext:marker-style-name="T4"/>
      <text:p text:style-name="P10" loext:marker-style-name="T4"><text:span text:style-name="T4">¿Se adapta a esa nueva situación? ¿Por qué?</text:span><text:span text:style-name="T4"/></text:p>
      <table:table table:name="Table3" table:style-name="Table3">
        <table:table-column table:style-name="Table3.A"/>
        <table:table-row table:style-name="Table3.1">
          <table:table-cell table:style-name="Table3.A1" office:value-type="string">
            <text:p text:style-name="P3">De hecho, basta comprobar con la frase: “Eres tan inútil que me pareces hasta perfecto” para comprobar que da un resultado erróneo pues, en mi caso, proporciona un <text:span text:style-name="T7">97%</text:span><text:span text:style-name="T8"> de seguridad a que es un resultado negativo. </text:span></text:p>
            <text:p text:style-name="P3"><text:soft-page-break/><text:span text:style-name="T8">Sin embargo, esta frase podría clasificarse como neutra o incluso un poco positiva; </text:span><text:span text:style-name="T10">situaciones similares ocurren con las frases: “Eres tan perfecto que te </text:span><text:span text:style-name="T11">tengo asco</text:span><text:span text:style-name="T10">” o “que envidia te tengo, es que eres alucinante”</text:span><text:span text:style-name="T8">. </text:span></text:p>
            <text:p text:style-name="P6">En mi opinión, esto es así porque el modelo entrenado, dada una entrada, se limita a ejecutar una secuencia de <text:span text:style-name="T15">comparaciones con los elementos de cada clase</text:span> que le permiten clasificar la frase en un sentido u otro. <text:s text:c="79"/></text:p>
          </table:table-cell>
        </table:table-row>
      </table:table>
      <text:p text:style-name="P11" loext:marker-style-name="T4"/>
      <text:p text:style-name="P10" loext:marker-style-name="T6"><text:span text:style-name="T6">Aprendizaje interactuando con el entorno</text:span><text:span text:style-name="T6"/></text:p>
      <text:p text:style-name="P10" loext:marker-style-name="T4"><text:span text:style-name="T4">¿Crees que aprende interactuando con el entorno? ¿Por qué?</text:span><text:span text:style-name="T4"/></text:p>
      <table:table table:name="Table4" table:style-name="Table4">
        <table:table-column table:style-name="Table4.A"/>
        <table:table-row table:style-name="Table4.1">
          <table:table-cell table:style-name="Table4.A1" office:value-type="string">
            <text:p text:style-name="P4">No, pues no permite correcciones del usuario que lo usa ni ninguna otra forma de recibir entradas del entorno. La única forma de corregir el modelo es introducir más textos en las clases ya definidas, lo que conlleva crear un nuevo modelo. </text:p>
            <text:p text:style-name="P4">Por tanto, este modelo no aprende interactuando con el entorno.</text:p>
          </table:table-cell>
        </table:table-row>
      </table:table>
      <text:p text:style-name="P11" loext:marker-style-name="T4"/>
      <text:p text:style-name="P21" loext:marker-style-name="T6"/>
      <text:p text:style-name="P21" loext:marker-style-name="T6"/>
      <text:p text:style-name="P10" loext:marker-style-name="T6"><text:span text:style-name="T6">Generalización de la experiencia.</text:span><text:span text:style-name="T6"/></text:p>
      <text:p text:style-name="P10" loext:marker-style-name="T4"><text:span text:style-name="T4">¿Crees que puede generalizar su experiencia en clasificar sentimientos a la tarea de clasificar la afinidad política de un usuario? ¿Por qué?</text:span><text:span text:style-name="T4"/></text:p>
      <text:p text:style-name="P11" loext:marker-style-name="T4"/>
      <table:table table:name="Table5" table:style-name="Table5">
        <table:table-column table:style-name="Table5.A"/>
        <table:table-row table:style-name="Table5.1">
          <table:table-cell table:style-name="Table5.A1" office:value-type="string">
            <text:p text:style-name="P5">Yo creo que sí, simplemente deberíamos crear un modelo que recoja las frases más típicas de personas con cada ideología política para permitir al modelo clasificarlos en ellos. </text:p>
            <text:p text:style-name="P17"><text:span text:style-name="T14"/></text:p>
            <text:p text:style-name="P17"><text:span text:style-name="T14">Es decir, en lugar de asignar expresiones positivas o negativas, deberíamos asignar expresiones de izquierdas o derechas. No obstante, esto dependerá de quién clasifique previamente las frases en ideologías.</text:span></text:p>
            <text:p text:style-name="P17"><text:span text:style-name="T14"/></text:p>
            <text:p text:style-name="P17"><text:span text:style-name="T14">En definitiva, creo que sí se podría conseguir pero no podríamos obtener un modelo completamente objetivo.</text:span></text:p>
          </table:table-cell>
        </table:table-row>
      </table:table>
      <text:p text:style-name="P11" loext:marker-style-name="T4"/>
      <text:p text:style-name="P10" loext:marker-style-name="T6"><text:span text:style-name="T6">Clasificación como agente</text:span><text:span text:style-name="T6"/></text:p>
      <text:p text:style-name="P10" loext:marker-style-name="T4"><text:soft-page-break/><text:span text:style-name="T4">Imagina que desarrollas un programa que utiliza el modelo aprendido para decidir qué tipo de sentimiento emite un usuario en una red social. ¿Cómo clasificarías ese programa, como un agente reactivo o como un agente deliberativo? ¿Por qué?</text:span><text:span text:style-name="T4"/></text:p>
      <table:table table:name="Table6" table:style-name="Table6">
        <table:table-column table:style-name="Table6.A"/>
        <table:table-row table:style-name="Table6.1">
          <table:table-cell table:style-name="Table6.A1" office:value-type="string">
            <text:p text:style-name="P5">Lo clasificaría como un agente reactivo <text:span text:style-name="T17">porque considero que no realiza un razonamiento. Este modelo trabaja con redes neuronales, de manera que cuando recibe una entrada se limita a encontrar una “casilla” de la matriz pesos con mayor peso. Esto es, encontrar una palabra similar a la que contiene en su clasificación preestablecida y la clasifica de ese tipo.</text:span></text:p>
            <text:p text:style-name="P5"/>
            <text:p text:style-name="P18">Por tanto, si consideramos los agentes reactivos como aquellos que realizan una tarea de forma automatizada sin capacidad de razonar <text:span text:style-name="T18">si </text:span>su posible respuesta <text:span text:style-name="T18">sea errónea.</text:span></text:p>
          </table:table-cell>
        </table:table-row>
      </table:table>
      <text:p text:style-name="P11" loext:marker-style-name="T4"/>
      <text:p text:style-name="P10" loext:marker-style-name="T6"><text:span text:style-name="T6">Clasificación como agente de mundo cerrado o agente de mundo abierto</text:span><text:span text:style-name="T6"/></text:p>
      <text:p text:style-name="P10" loext:marker-style-name="T4"><text:span text:style-name="T4">¿Cómo clasificarías este agente, como de mundo cerrado o de mundo abierto? ¿Por qué?</text:span><text:span text:style-name="T4"/></text:p>
      <table:table table:name="Table7" table:style-name="Table7">
        <table:table-column table:style-name="Table7.A"/>
        <table:table-row table:style-name="Table7.1">
          <table:table-cell table:style-name="Table7.A1" office:value-type="string">
            <text:p text:style-name="P14">Yo clasificaría a este agente como un agente de mundo cerrado pues no es capaz de <text:span text:style-name="T13">extrapolar sus conocimientos a otras áreas.</text:span></text:p>
            <text:p text:style-name="P14"/>
            <text:p text:style-name="P14"><text:span text:style-name="T18">A</text:span><text:span text:style-name="T13">demás, necesita una entrada de datos predefinida, es decir, una representación del conocimiento. </text:span></text:p>
            <text:p text:style-name="P14"/>
            <text:p text:style-name="P15">Por último, está diseñado para operar en entornos totalmente estáticos; <text:span text:style-name="T16">de hecho, no es capaz de interactuar con ellos</text:span>. </text:p>
            <text:p text:style-name="P15"/>
            <text:p text:style-name="P15">Por tanto, concluyo que es un agente de mundo cerrado.</text:p>
          </table:table-cell>
        </table:table-row>
      </table:table>
      <text:p text:style-name="P11" loext:marker-style-name="T4"/>
      <text:p text:style-name="P11" loext:marker-style-name="T4"/>
      <text:p text:style-name="P11" loext:marker-style-name="T4"/>
      <text:p text:style-name="Standard_20__28_WW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1" svg:font-family="'Minion Pro'"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AR PL SungtiL GB"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_20__28_WW_29_"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Standard_20__28_WW_29_" style:display-name="Standard (WW)" style:family="paragraph">
      <style:paragraph-properties fo:margin-top="0in" fo:margin-bottom="0in" style:contextual-spacing="false" fo:text-align="justify" style:justify-single-word="false" fo:orphans="2" fo:widows="2" fo:hyphenation-ladder-count="no-limit" style:vertical-align="baseline" style:writing-mode="lr-tb"/>
      <style:text-properties style:font-name="Minion Pro" fo:font-family="'Minion Pro'" style:font-family-generic="roman" style:font-pitch="variable" fo:font-size="10.5pt" style:font-name-asian="Minion Pro1" style:font-family-asian="'Minion Pro'" style:font-family-generic-asian="system" style:font-pitch-asian="variable" style:font-size-asian="10.5pt" style:font-name-complex="Minion Pro1" style:font-family-complex="'Minion Pro'"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20%"/>
    </style:style>
    <style:style style:name="Header_20_and_20_Footer" style:display-name="Header and Footer" style:family="paragraph" style:parent-style-name="Standard" style:class="extra"/>
    <style:style style:name="Header" style:family="paragraph" style:parent-style-name="Standard_20__28_WW_29_" style:class="extra">
      <style:paragraph-properties text:number-lines="false" text:line-number="0">
        <style:tab-stops>
          <style:tab-stop style:position="3.0437in" style:type="center"/>
          <style:tab-stop style:position="6.0874in" style:type="right"/>
        </style:tab-stops>
      </style:paragraph-properties>
    </style:style>
    <style:style style:name="Footer" style:family="paragraph" style:parent-style-name="Standard_20__28_WW_29_" style:class="extra">
      <style:paragraph-properties text:number-lines="false" text:line-number="0">
        <style:tab-stops>
          <style:tab-stop style:position="3.0437in" style:type="center"/>
          <style:tab-stop style:position="6.08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in" fo:margin-bottom="0.7083in" fo:margin-left="1.5902in" fo:margin-right="0.5902in" style:writing-mode="lr-tb" style:layout-grid-color="#c0c0c0" style:layout-grid-lines="2140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2.5193in" fo:margin-left="0in" fo:margin-right="0in" fo:margin-bottom="2.479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4" text:anchor-type="char" svg:x="-1.5638in" svg:y="0.0008in" svg:width="8.2283in" svg:height="1.8874in" draw:z-index="2"><draw:image xlink:href="Pictures/1000000100000715000001A05E8FA759.png" xlink:type="simple" xlink:show="embed" xlink:actuate="onLoad" draw:mime-type="image/png"/></draw:frame></text:p>
      </style:header>
      <style:footer>
        <text:p text:style-name="Footer"><draw:frame draw:style-name="Mfr2" draw:name="Imagen 1" text:anchor-type="char" svg:x="0.0256in" svg:y="11.0598in" svg:width="8.2453in" svg:height="0.6528in" draw:z-index="5"><draw:image xlink:href="Pictures/100000010000053C0000006A68D2778A.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aena</meta:initial-creator>
    <meta:editing-cycles>13</meta:editing-cycles>
    <meta:creation-date>2025-02-22T13:35:00</meta:creation-date>
    <dc:date>2025-03-13T18:57:18.263242726</dc:date>
    <meta:editing-duration>PT52M37S</meta:editing-duration>
    <meta:generator>LibreOffice/24.2.1.2$Linux_X86_64 LibreOffice_project/db4def46b0453cc22e2d0305797cf981b68ef5ac</meta:generator>
    <meta:print-date>2025-03-13T09:26:01.785471365</meta:print-date>
    <meta:printed-by>PDF files</meta:printed-by>
    <meta:document-statistic meta:table-count="7" meta:image-count="2" meta:object-count="0" meta:page-count="3" meta:paragraph-count="34" meta:word-count="655" meta:character-count="4008" meta:non-whitespace-character-count="3333"/>
    <meta:user-defined meta:name="AppVersion">16.0000</meta:user-defined>
    <meta:template xlink:type="simple" xlink:actuate="onRequest" xlink:title="Normal.dotm" xlink:href=""/>
  </office:meta>
</office:document-meta>
</file>